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Mangal1" svg:font-family="Mangal"/>
    <style:font-face style:name="Trebuchet MS" svg:font-family="'Trebuchet MS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267c" officeooo:paragraph-rsid="0003267c"/>
    </style:style>
    <style:style style:name="P2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00" fo:letter-spacing="normal"/>
    </style:style>
    <style:style style:name="T1" style:family="text">
      <style:text-properties style:font-name="Trebuchet MS" fo:font-size="14pt" fo:font-style="normal" fo:font-weight="normal"/>
    </style:style>
    <style:style style:name="T2" style:family="text">
      <style:text-properties style:font-name="Trebuchet MS" fo:font-size="14pt" fo:font-style="normal" fo:font-weight="normal" officeooo:rsid="00024c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Unique Defect Identifier: </text:span><text:span text:style-name="T2">1</text:span></text:p>
      <text:p text:style-name="P2"><text:span text:style-name="T1">Severity of Defect: </text:span><text:span text:style-name="T2">Medium</text:span></text:p>
      <text:p text:style-name="P2"><text:span text:style-name="T1">Location of Defect: </text:span><text:span text:style-name="T2">MAXIT.isGameOver()</text:span></text:p>
      <text:p text:style-name="P2"><text:span text:style-name="T1">Who Found Defect: </text:span><text:span text:style-name="T2">Isaac Baker</text:span></text:p>
      <text:p text:style-name="P2"><text:span text:style-name="T1">Who’s Responsible for Fixing Defect: </text:span><text:span text:style-name="T2">Isaac Baker</text:span></text:p>
      <text:p text:style-name="P2"><text:span text:style-name="T1">System Configuration when Defect Found: </text:span><text:span text:style-name="T2">2x2 board with all moveable nodes consumed. isGameOver() returned true because the selected node was not consumed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, sans-serif"/>
    <style:font-face style:name="Mangal1" svg:font-family="Mangal"/>
    <style:font-face style:name="Trebuchet MS" svg:font-family="'Trebuchet MS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1T21:42:02.874000000</meta:creation-date>
    <meta:generator>LibreOffice/4.1.1.2$Windows_x86 LibreOffice_project/7e4286b58adc75a14f6d83f53a03b6c11fa2903</meta:generator>
    <dc:date>2013-09-11T21:50:18.901000000</dc:date>
    <meta:editing-duration>PT4M44S</meta:editing-duration>
    <meta:editing-cycles>2</meta:editing-cycles>
    <meta:document-statistic meta:table-count="0" meta:image-count="0" meta:object-count="0" meta:page-count="1" meta:paragraph-count="6" meta:word-count="46" meta:character-count="322" meta:non-whitespace-character-count="282"/>
  </office:meta>
</office:document-meta>
</file>